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154in"/>
    </style:style>
    <style:style style:name="co3" style:family="table-column">
      <style:table-column-properties fo:break-before="auto" style:column-width="1.2756in"/>
    </style:style>
    <style:style style:name="co4" style:family="table-column">
      <style:table-column-properties fo:break-before="auto" style:column-width="2.980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data-style-name="N122">
      <style:table-cell-properties style:text-align-source="fix" style:repeat-content="false"/>
      <style:paragraph-properties fo:text-align="center" fo:margin-left="0in"/>
    </style:style>
    <style:style style:name="ce3" style:family="table-cell" style:parent-style-name="Default" style:data-style-name="N121">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5" table:default-cell-style-name="ce1"/>
        <table:table-row table:style-name="ro1">
          <table:table-cell office:value-type="string" calcext:value-type="string">
            <text:p>Serial No.</text:p>
          </table:table-cell>
          <table:table-cell office:value-type="string" calcext:value-type="string">
            <text:p>Name</text:p>
          </table:table-cell>
          <table:table-cell office:value-type="string" calcext:value-type="string">
            <text:p>Birthday</text:p>
          </table:table-cell>
          <table:table-cell office:value-type="string" calcext:value-type="string">
            <text:p>Dialogue</text:p>
          </table:table-cell>
          <table:table-cell office:value-type="string" calcext:value-type="string">
            <text:p>Year</text:p>
          </table:table-cell>
          <table:table-cell office:value-type="string" calcext:value-type="string">
            <text:p>Email</text:p>
          </table:table-cell>
          <table:table-cell table:number-columns-repeated="5"/>
        </table:table-row>
        <table:table-row table:style-name="ro1">
          <table:table-cell office:value-type="float" office:value="1" calcext:value-type="float">
            <text:p>1</text:p>
          </table:table-cell>
          <table:table-cell office:value-type="string" calcext:value-type="string">
            <text:p>Tarun Ghawri</text:p>
          </table:table-cell>
          <table:table-cell table:style-name="ce2" table:formula="of:=RANDBETWEEN(DATE(1980;1;1);DATE(2005;1;1))" office:value-type="date" office:date-value="1998-01-12" calcext:value-type="date">
            <text:p>12 Jan</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89-08-11" calcext:value-type="date">
            <text:p>1989</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2" calcext:value-type="float">
            <text:p>2</text:p>
          </table:table-cell>
          <table:table-cell office:value-type="string" calcext:value-type="string">
            <text:p>Vishal Sahu</text:p>
          </table:table-cell>
          <table:table-cell table:style-name="ce2" table:formula="of:=RANDBETWEEN(DATE(1980;1;1);DATE(2005;1;1))" office:value-type="date" office:date-value="1986-07-10" calcext:value-type="date">
            <text:p>10 Jul</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7-01-17" calcext:value-type="date">
            <text:p>1997</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3" calcext:value-type="float">
            <text:p>3</text:p>
          </table:table-cell>
          <table:table-cell office:value-type="string" calcext:value-type="string">
            <text:p>Harshit Rawat</text:p>
          </table:table-cell>
          <table:table-cell table:style-name="ce2" table:formula="of:=RANDBETWEEN(DATE(1980;1;1);DATE(2005;1;1))" office:value-type="date" office:date-value="1987-01-31" calcext:value-type="date">
            <text:p>31 Jan</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2003-01-23" calcext:value-type="date">
            <text:p>2003</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4" calcext:value-type="float">
            <text:p>4</text:p>
          </table:table-cell>
          <table:table-cell office:value-type="string" calcext:value-type="string">
            <text:p>Farhan Qazi</text:p>
          </table:table-cell>
          <table:table-cell table:style-name="ce2" table:formula="of:=RANDBETWEEN(DATE(1980;1;1);DATE(2005;1;1))" office:value-type="date" office:date-value="1991-12-08" calcext:value-type="date">
            <text:p>08 Dec</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2-07-10" calcext:value-type="date">
            <text:p>1992</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5" calcext:value-type="float">
            <text:p>5</text:p>
          </table:table-cell>
          <table:table-cell office:value-type="string" calcext:value-type="string">
            <text:p>Amit Rajpoot</text:p>
          </table:table-cell>
          <table:table-cell table:style-name="ce2" table:formula="of:=RANDBETWEEN(DATE(1980;1;1);DATE(2005;1;1))" office:value-type="date" office:date-value="1989-04-05" calcext:value-type="date">
            <text:p>05 Apr</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89-04-29" calcext:value-type="date">
            <text:p>1989</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6" calcext:value-type="float">
            <text:p>6</text:p>
          </table:table-cell>
          <table:table-cell office:value-type="string" calcext:value-type="string">
            <text:p>Kamala Devi</text:p>
          </table:table-cell>
          <table:table-cell table:style-name="ce2" office:value-type="date" office:date-value="2022-12-22" calcext:value-type="date">
            <text:p>22 Dec</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93-11-12" calcext:value-type="date">
            <text:p>1993</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table-cell office:value-type="float" office:value="7" calcext:value-type="float">
            <text:p>7</text:p>
          </table:table-cell>
          <table:table-cell office:value-type="string" calcext:value-type="string">
            <text:p>Ravikant Singh Rajpoot</text:p>
          </table:table-cell>
          <table:table-cell table:style-name="ce2" table:formula="of:=RANDBETWEEN(DATE(1980;1;1);DATE(2005;1;1))" office:value-type="date" office:date-value="1982-05-15" calcext:value-type="date">
            <text:p>15 May</text:p>
          </table:table-cell>
          <table:table-cell office:value-type="string" calcext:value-type="string">
            <text:p>I don't send birthday to people but you are such an awesome person in my life that I'm bound to send you an email on this occassion of your birthday. You are the best person and friend that I ever have.</text:p>
          </table:table-cell>
          <table:table-cell table:style-name="ce3" table:formula="of:=RANDBETWEEN(DATE(1980;1;1);DATE(2005;1;1))" office:value-type="date" office:date-value="1985-08-20" calcext:value-type="date">
            <text:p>1985</text:p>
          </table:table-cell>
          <table:table-cell office:value-type="string" calcext:value-type="string">
            <text:p><text:a xlink:href="mailto:kaalmanvendra@gmail.com" xlink:type="simple">kaalmanvendra@gmail.com</text:a></text:p>
          </table:table-cell>
          <table:table-cell table:number-columns-repeated="5"/>
        </table:table-row>
        <table:table-row table:style-name="ro1" table:number-rows-repeated="2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number:date-style style:name="N124">
      <number:month number:style="long"/>
      <number:text>/</number:text>
      <number:day number:style="long"/>
    </number:date-style>
    <number:date-style style:name="N123">
      <number:day/>
      <number:text> </number:text>
      <number:day-of-week number:style="long"/>
      <number:text>, </number:text>
      <number:month number:style="long" number:textual="true"/>
    </number:date-style>
    <number:date-style style:name="N122">
      <number:day number:style="long"/>
      <number:text> </number:text>
      <number:month number:textual="true"/>
    </number:date-style>
    <number:date-style style:name="N121">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1:19:14.803938965</meta:creation-date>
    <dc:date>2022-12-22T15:28:57.422848165</dc:date>
    <meta:editing-duration>PT2H5M14S</meta:editing-duration>
    <meta:editing-cycles>7</meta:editing-cycles>
    <meta:generator>LibreOffice/7.4.3.2$Linux_X86_64 LibreOffice_project/40$Build-2</meta:generator>
    <meta:document-statistic meta:table-count="1" meta:cell-count="48" meta:object-count="0"/>
  </office:meta>
</office:document-meta>
</file>